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1" style:family="table-column">
      <style:table-column-properties fo:break-before="auto" style:column-width="69.11mm"/>
    </style:style>
    <style:style style:name="co52" style:family="table-column">
      <style:table-column-properties fo:break-before="auto" style:column-width="165.88mm"/>
    </style:style>
    <style:style style:name="co53" style:family="table-column">
      <style:table-column-properties fo:break-before="auto" style:column-width="56.94mm"/>
    </style:style>
    <style:style style:name="co54" style:family="table-column">
      <style:table-column-properties fo:break-before="auto" style:column-width="79.34mm"/>
    </style:style>
    <style:style style:name="co55" style:family="table-column">
      <style:table-column-properties fo:break-before="auto" style:column-width="161.45mm"/>
    </style:style>
    <style:style style:name="co56" style:family="table-column">
      <style:table-column-properties fo:break-before="auto" style:column-width="47.27mm"/>
    </style:style>
    <style:style style:name="co57" style:family="table-column">
      <style:table-column-properties fo:break-before="auto" style:column-width="80.43mm"/>
    </style:style>
    <style:style style:name="co43" style:family="table-column">
      <style:table-column-properties fo:break-before="auto" style:column-width="145.96mm"/>
    </style:style>
    <style:style style:name="co58" style:family="table-column">
      <style:table-column-properties fo:break-before="auto" style:column-width="46.99mm"/>
    </style:style>
    <style:style style:name="co59" style:family="table-column">
      <style:table-column-properties fo:break-before="auto" style:column-width="70.22mm"/>
    </style:style>
    <style:style style:name="co60" style:family="table-column">
      <style:table-column-properties fo:break-before="auto" style:column-width="169.46mm"/>
    </style:style>
    <style:style style:name="co61" style:family="table-column">
      <style:table-column-properties fo:break-before="auto" style:column-width="42.3mm"/>
    </style:style>
    <style:style style:name="co62" style:family="table-column">
      <style:table-column-properties fo:break-before="auto" style:column-width="58.33mm"/>
    </style:style>
    <style:style style:name="co63" style:family="table-column">
      <style:table-column-properties fo:break-before="auto" style:column-width="154.53mm"/>
    </style:style>
    <style:style style:name="co64" style:family="table-column">
      <style:table-column-properties fo:break-before="auto" style:column-width="58.88mm"/>
    </style:style>
    <style:style style:name="co65" style:family="table-column">
      <style:table-column-properties fo:break-before="auto" style:column-width="158.4mm"/>
    </style:style>
    <style:style style:name="co66" style:family="table-column">
      <style:table-column-properties fo:break-before="auto" style:column-width="49.19mm"/>
    </style:style>
    <style:style style:name="co67" style:family="table-column">
      <style:table-column-properties fo:break-before="auto" style:column-width="54.73mm"/>
    </style:style>
    <style:style style:name="co68" style:family="table-column">
      <style:table-column-properties fo:break-before="auto" style:column-width="158.68mm"/>
    </style:style>
    <style:style style:name="co69" style:family="table-column">
      <style:table-column-properties fo:break-before="auto" style:column-width="55.56mm"/>
    </style:style>
    <style:style style:name="co70" style:family="table-column">
      <style:table-column-properties fo:break-before="auto" style:column-width="62.48mm"/>
    </style:style>
    <style:style style:name="co71" style:family="table-column">
      <style:table-column-properties fo:break-before="auto" style:column-width="163.11mm"/>
    </style:style>
    <style:style style:name="co72" style:family="table-column">
      <style:table-column-properties fo:break-before="auto" style:column-width="58.6mm"/>
    </style:style>
    <style:style style:name="co73" style:family="table-column">
      <style:table-column-properties fo:break-before="auto" style:column-width="59.71mm"/>
    </style:style>
    <style:style style:name="co74" style:family="table-column">
      <style:table-column-properties fo:break-before="auto" style:column-width="179.97mm"/>
    </style:style>
    <style:style style:name="co75" style:family="table-column">
      <style:table-column-properties fo:break-before="auto" style:column-width="43.67mm"/>
    </style:style>
    <style:style style:name="co76" style:family="table-column">
      <style:table-column-properties fo:break-before="auto" style:column-width="52.79mm"/>
    </style:style>
    <style:style style:name="co77" style:family="table-column">
      <style:table-column-properties fo:break-before="auto" style:column-width="168.63mm"/>
    </style:style>
    <style:style style:name="co78" style:family="table-column">
      <style:table-column-properties fo:break-before="auto" style:column-width="56.11mm"/>
    </style:style>
    <style:style style:name="co81" style:family="table-column">
      <style:table-column-properties fo:break-before="auto" style:column-width="164.2mm"/>
    </style:style>
    <style:style style:name="co82" style:family="table-column">
      <style:table-column-properties fo:break-before="auto" style:column-width="181.35mm"/>
    </style:style>
    <style:style style:name="co83" style:family="table-column">
      <style:table-column-properties fo:break-before="auto" style:column-width="53.9mm"/>
    </style:style>
    <style:style style:name="co84" style:family="table-column">
      <style:table-column-properties fo:break-before="auto" style:column-width="54.45mm"/>
    </style:style>
    <style:style style:name="co85" style:family="table-column">
      <style:table-column-properties fo:break-before="auto" style:column-width="132.96mm"/>
    </style:style>
    <style:style style:name="co86" style:family="table-column">
      <style:table-column-properties fo:break-before="auto" style:column-width="50.31mm"/>
    </style:style>
    <style:style style:name="co87" style:family="table-column">
      <style:table-column-properties fo:break-before="auto" style:column-width="53.34mm"/>
    </style:style>
    <style:style style:name="co88" style:family="table-column">
      <style:table-column-properties fo:break-before="auto" style:column-width="130.21mm"/>
    </style:style>
    <style:style style:name="co89" style:family="table-column">
      <style:table-column-properties fo:break-before="auto" style:column-width="54.17mm"/>
    </style:style>
    <style:style style:name="co90" style:family="table-column">
      <style:table-column-properties fo:break-before="auto" style:column-width="123.3mm"/>
    </style:style>
    <style:style style:name="co91" style:family="table-column">
      <style:table-column-properties fo:break-before="auto" style:column-width="61.65mm"/>
    </style:style>
    <style:style style:name="co92" style:family="table-column">
      <style:table-column-properties fo:break-before="auto" style:column-width="52.25mm"/>
    </style:style>
    <style:style style:name="co93" style:family="table-column">
      <style:table-column-properties fo:break-before="auto" style:column-width="148.45mm"/>
    </style:style>
    <style:style style:name="co94" style:family="table-column">
      <style:table-column-properties fo:break-before="auto" style:column-width="146.24mm"/>
    </style:style>
    <style:style style:name="co95" style:family="table-column">
      <style:table-column-properties fo:break-before="auto" style:column-width="58.05mm"/>
    </style:style>
    <style:style style:name="co96" style:family="table-column">
      <style:table-column-properties fo:break-before="auto" style:column-width="63.85mm"/>
    </style:style>
    <style:style style:name="co97" style:family="table-column">
      <style:table-column-properties fo:break-before="auto" style:column-width="142.1mm"/>
    </style:style>
    <style:style style:name="co98" style:family="table-column">
      <style:table-column-properties fo:break-before="auto" style:column-width="51.42mm"/>
    </style:style>
    <style:style style:name="co99" style:family="table-column">
      <style:table-column-properties fo:break-before="auto" style:column-width="50.85mm"/>
    </style:style>
    <style:style style:name="co100" style:family="table-column">
      <style:table-column-properties fo:break-before="auto" style:column-width="45.05mm"/>
    </style:style>
    <style:style style:name="co101" style:family="table-column">
      <style:table-column-properties fo:break-before="auto" style:column-width="64.14mm"/>
    </style:style>
    <style:style style:name="co102" style:family="table-column">
      <style:table-column-properties fo:break-before="auto" style:column-width="123.58mm"/>
    </style:style>
    <style:style style:name="co103" style:family="table-column">
      <style:table-column-properties fo:break-before="auto" style:column-width="47.82mm"/>
    </style:style>
    <style:style style:name="co35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38.7mm"/>
    </style:style>
    <style:style style:name="co20" style:family="table-column">
      <style:table-column-properties fo:break-before="auto" style:column-width="35.65mm"/>
    </style:style>
    <style:style style:name="co37" style:family="table-column">
      <style:table-column-properties fo:break-before="auto" style:column-width="37.04mm"/>
    </style:style>
    <style:style style:name="co38" style:family="table-column">
      <style:table-column-properties fo:break-before="auto" style:column-width="38.14mm"/>
    </style:style>
    <style:style style:name="co39" style:family="table-column">
      <style:table-column-properties fo:break-before="auto" style:column-width="35.93mm"/>
    </style:style>
    <style:style style:name="co40" style:family="table-column">
      <style:table-column-properties fo:break-before="auto" style:column-width="37.87mm"/>
    </style:style>
    <style:style style:name="co41" style:family="table-column">
      <style:table-column-properties fo:break-before="auto" style:column-width="39.79mm"/>
    </style:style>
    <style:style style:name="co42" style:family="table-column">
      <style:table-column-properties fo:break-before="auto" style:column-width="68.28mm"/>
    </style:style>
    <style:style style:name="co44" style:family="table-column">
      <style:table-column-properties fo:break-before="auto" style:column-width="29.3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34.27mm"/>
    </style:style>
    <style:style style:name="co33" style:family="table-column">
      <style:table-column-properties fo:break-before="auto" style:column-width="32.61mm"/>
    </style:style>
    <style:style style:name="co47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1.24mm"/>
    </style:style>
    <style:style style:name="co48" style:family="table-column">
      <style:table-column-properties fo:break-before="auto" style:column-width="37.31mm"/>
    </style:style>
    <style:style style:name="co49" style:family="table-column">
      <style:table-column-properties fo:break-before="auto" style:column-width="36.48mm"/>
    </style:style>
    <style:style style:name="co50" style:family="table-column">
      <style:table-column-properties fo:break-before="auto" style:column-width="36.76mm"/>
    </style:style>
    <style:style style:name="co123" style:family="table-column">
      <style:table-column-properties fo:break-before="auto" style:column-width="52.51mm"/>
    </style:style>
    <style:style style:name="co124" style:family="table-column">
      <style:table-column-properties fo:break-before="auto" style:column-width="126.33mm"/>
    </style:style>
    <style:style style:name="co125" style:family="table-column">
      <style:table-column-properties fo:break-before="auto" style:column-width="45.61mm"/>
    </style:style>
    <style:style style:name="co126" style:family="table-column">
      <style:table-column-properties fo:break-before="auto" style:column-width="62.74mm"/>
    </style:style>
    <style:style style:name="co127" style:family="table-column">
      <style:table-column-properties fo:break-before="auto" style:column-width="144.85mm"/>
    </style:style>
    <style:style style:name="co128" style:family="table-column">
      <style:table-column-properties fo:break-before="auto" style:column-width="49.48mm"/>
    </style:style>
    <style:style style:name="co129" style:family="table-column">
      <style:table-column-properties fo:break-before="auto" style:column-width="59.16mm"/>
    </style:style>
    <style:style style:name="co130" style:family="table-column">
      <style:table-column-properties fo:break-before="auto" style:column-width="144.3mm"/>
    </style:style>
    <style:style style:name="co131" style:family="table-column">
      <style:table-column-properties fo:break-before="auto" style:column-width="39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 style:data-style-name="N37"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0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37"/>
    <style:style style:name="ce11" style:family="table-cell" style:parent-style-name="Default" style:data-style-name="N0"/>
    <style:style style:name="ce1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rlow-Kilkenny”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702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otesSpoiled = </text:p>
          </table:table-cell>
          <table:table-cell office:value-type="string" calcext:value-type="string">
            <text:p>“50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0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669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John Paul Phelan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McGuinness”, gender: “Male”, party: “FF”, status: “elect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Funchion”, gender: “Female”, party: “S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obby Aylward”, gender: “Male”, party: “FF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Deering”, gender: “Male”, party: “FG”, status: “elect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nnifer Murnane O'Connor”, gender: “Female”, party: “FF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Fitzgerald”, gender: “Male”, party: “FG”, status: “excluded”,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Phelan”, gender: “Female”, party: “LAB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lcolm Noonan”, gender: “Male”, party: “G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McKee”, gender: “Male”, party: “RN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drienne Wallace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nor MacLiam”, gender: “Male”, party: “AAA-PBP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Manning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ith Gilligan”, gender: “Male”, party: “IND”, status: “excluded”, con: “Carlow-Kilkenny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 Walsh”, gender: “Male”, party: “IND”, status: “excluded”, con: “Carlow-Kilkenny”</text:p>
          </table:table-cell>
          <table:table-cell office:value-type="string" calcext:value-type="string">
            <text:p>});</text:p>
          </table:table-cell>
        </table:table-row>
      </table:table>
      <table:table table:name="Sheet2" table:style-name="ta1"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avan-Monagha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061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9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65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93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oimhghín Ó Caoláin”, gender: “Female”, party: “S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ather Humphreys”, gender: “Female”, party: “FG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Smith”, gender: “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Smyth”, gender: “Female”, party: “FF”, status: “elect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Reilly”, gender: “Male”, party: “FG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ryn Reilly”, gender: “Female”, party: “S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Durkan”, gender: “Male”, party: “FF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Smyth”, gender: “Fe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Conla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Callaghan”, gender: “Male”, party: “GP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Wilson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ermott”, gender: “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ife O'Connell”, gender: “Female”, party: “DDI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mmett Smith”, gender: “Male”, party: “IND”, status: “excluded”, con: “Cavan-Monaghan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Mee”, gender: “Male”, party: “IND”, status: “excluded” , con: “Cavan-Monaghan”</text:p>
          </table:table-cell>
          <table:table-cell office:value-type="string" calcext:value-type="string">
            <text:p>});</text:p>
          </table:table-cell>
        </table:table-row>
      </table:table>
      <table:table table:name="Sheet3" table:style-name="ta1">
        <table:table-column table:style-name="co57" table:default-cell-style-name="Default"/>
        <table:table-column table:style-name="co43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la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66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700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40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immy Dooley”, gender: “Male”, party: “FF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r Michael Harty”, gender: “Male”, party: “IND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reen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arey”, gender: “Male”, party: “FG”, status: “elect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Donagh”, gender: “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Namara”, gender: “Male”, party: “LAB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een Moran”, gender: “Female”, party: “S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 Norton”, gender: “Fe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Colleran-Molloy”, gender: “Female”, party: “FF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Smith”, gender: “Male”, party: “GP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ward”, gender: “Female”, party: “FG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Lynch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O'Brien”, gender: “Female”, party: “FN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Cahill”, gender: “Male”, party: ”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é Sibo Hakizimana”, gender: “Male”, party: “IND”, status: “excluded”, con: “Clare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Mulqueen”, gender: “Male”, party: “IND”, status: “excluded” , con: “Clare”</text:p>
          </table:table-cell>
          <table:table-cell office:value-type="string" calcext:value-type="string">
            <text:p>});</text:p>
          </table:table-cell>
        </table:table-row>
      </table:table>
      <table:table table:name="Sheet4" table:style-name="ta1"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323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28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56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an Sherlock”, gender: “Male”, party: “LAB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Stanton”, gender: “Male”, party: “FG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O'Keeffe”, gender: “Male”, party: “F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Buckley”, gender: “Male”, party: “SF”, status: “elect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bara Ahern”, gender: “Female”, party: “FF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McCarth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Bradford”, gender: “Male”, party: “RN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Linehan Foley”, gender: “Fe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Barry”, gender: “Male”, party: “FG“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 Leonardi Roche”, gender: “Female”, party: “AAA-PB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McCarthy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n Curtin”, gender: “Male”, party: “S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tasha Harty”, gender: “Female”, party: “GP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Bullman”, gender: “Male”, party: “IND”, status: “excluded”, con: “Cork Ea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s Cannon”, gender: “Male”, party: “IND”, status: “excluded” , con: “Cork East”</text:p>
          </table:table-cell>
          <table:table-cell office:value-type="string" calcext:value-type="string">
            <text:p>});</text:p>
          </table:table-cell>
        </table:table-row>
      </table:table>
      <table:table table:name="Sheet5" table:style-name="ta1">
        <table:table-column table:style-name="co62" table:default-cell-style-name="Default"/>
        <table:table-column table:style-name="co63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16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117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3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Billy Kelleher”, gender: “Male”, party: “F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nathan O'Brien”, gender: “Male”, party: “SF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Barry”, gender: “Male”, party: “AAA-PBP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a Murphy”, gender: “Male”, party: “FG”, status: “elect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leen Lynch”, gender: “Female”, party: “LAB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ulie O'Leary”, gender: “Female”, party: “FG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Gould”, gender: “Male”, party: “SF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liver Moran”, gender: “Male”, party: “G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d Tynan”, gender: “Male”, party: “WP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O'Leary”, gender: “Male”, party: “RN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 Keohane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Kiel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Murphy”, gender: “Male”, party: “IND”, status: “excluded”, con: “Cork Nor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O'Loughlin”, gender: “Male”, party: “IND”, status: “excluded”, con: “Cork North-Central”</text:p>
          </table:table-cell>
          <table:table-cell office:value-type="string" calcext:value-type="string">
            <text:p>});</text:p>
          </table:table-cell>
        </table:table-row>
      </table:table>
      <table:table table:name="Sheet6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70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758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9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69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74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Creed”, gender: “Male”, party: “FG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ndrias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ynihan”, gender: “Male”, party: “FF”, status: “elect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Paul O'Shea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Áine Collins”, gender: “Female”, party: “FG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gel Dennehy”, gender: “Male”, party: “SF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uid O'Flynn”, gender: “Male”, party: “IA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son Fitzgerald”, gender: “Male”, party: “RN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ven O'Riord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anning”, gender: “Male”, party: “GP“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O'Sullivan”, gender: “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irley Griffin”, gender: “Female”, party: “IND”, status: “excluded”, con: “Cork North-West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Donnell”, gender: “Male”, party: “CPI”, status: “excluded”, con: “Cork North-West”</text:p>
          </table:table-cell>
          <table:table-cell office:value-type="string" calcext:value-type="string">
            <text:p>});</text:p>
          </table:table-cell>
        </table:table-row>
      </table:table>
      <table:table table:name="Sheet7" table:style-name="ta1"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844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568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137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ichael McGrath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eál Martin”, gender: “Male”, party: “F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chadh Ó Laoghaire”, gender: “Male”, party: “SF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imon Coveney”, gender: “Male”, party: “FG”, status: “elect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erry Buttimer”, gender: “Male”, party: “FG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Finn”, gender: “Male”, party: “IA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na Bogue”, gender: “Female”, party: “G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án Lynch”, gender: “Male”, party: “LAB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Ryan”, gender: “Fe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rmaid Ó Cadhla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Kenneally”, gender: “Male”, party: “RN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onnell”, gender: “Male”, party: “AAA-PBP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Harris”, gender: “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lizabeth Hourihane”, gender: “Female”, party: “IND”, status: “excluded”, con: “Cork South-Central”</text:p>
          </table:table-cell>
          <table:table-cell office:value-type="string" calcext:value-type="string">
            <text:p>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hally”, gender: “Male”, party: “IND”, status: “excluded”, con: “Cork South-Central” </text:p>
          </table:table-cell>
          <table:table-cell office:value-type="string" calcext:value-type="string">
            <text:p>});</text:p>
          </table:table-cell>
        </table:table-row>
      </table:table>
      <table:table table:name="Sheet8" table:style-name="ta1"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Cork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8.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358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3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25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81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garet Murphy-O'Mahony”, gender: “Female”, party: “FF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Collins”, gender: “Male”, party: “IND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Daly”, gender: “Male”, party: “FG”, status: “elect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Harrington”, gender: “Male”, party: “FG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Coleman”, gender: “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chel McCarthy”, gender: “Female”, party: “SF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cCarthy”, gender: “Male”, party: “LAB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ny O'Mahony”, gender: “Male”, party: “GP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llian Powell”, gender: “Female”, party: “IN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eresa Heaney”, gender: “Female”, party: “CD”, status: “excluded”</text:p>
          </table:table-cell>
          <table:table-cell office:value-type="string" calcext:value-type="string">
            <text:p>, con: “Cork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ona Pettit O'Leary”, gender: “Female”, party: “IND”, status: “excluded”</text:p>
          </table:table-cell>
          <table:table-cell office:value-type="string" calcext:value-type="string">
            <text:p>, con: “Cork South-West” });</text:p>
          </table:table-cell>
        </table:table-row>
      </table:table>
      <table:table table:name="Sheet9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one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1767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5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3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18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earse Doherty”, gender: “Male”, party: “S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 the Cope Gallagher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arlie McConalogue”, gender: “Male”, party: “FF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McHugh”, gender: “Male”, party: “FG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homas Pringle”, gender: “Male”, party: “IND”, status: “elect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ádraig MacLochlainn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im Jackson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ssie Shiels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Doherty”, gender: “Male”, party: “SF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ddy Harte”, gender: “Male”, party: “FG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mh Kennedy”, gender: “Female”, party: “IA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McBrearty Jr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McGarv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a Flanagan”, gender: “Female”, party: “GP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Mooney”, gender: “Male”, party: “IND”, status: “excluded”</text:p>
          </table:table-cell>
          <table:table-cell office:value-type="string" calcext:value-type="string">
            <text:p>, con: “Done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delia Nic Fhearraigh”, gender: “Female”, party: “FN”, status: “excluded”</text:p>
          </table:table-cell>
          <table:table-cell office:value-type="string" calcext:value-type="string">
            <text:p>, con: “Donegal” });</text:p>
          </table:table-cell>
        </table:table-row>
      </table:table>
      <table:table table:name="Sheet10" table:style-name="ta1"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{ name: “Dublin Bay Nor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4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7.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951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7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7362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227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ruton”, gender: “Male”, party: “FG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Haughey”, gender: “Male”, party: “F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Broughan”, gender: “Male”, party: “IND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nise Mitchell”, gender: “Female”, party: “SF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nian McGrath”, gender: “Male”, party: “IA”, status: “elect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odhán Ó Ríordáin”, gender: “Male”, party: “LAB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veril Power”, gender: “Fe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n O'Callaghan”, gender: “Male”, party: “S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Heney”, gender: “Female”, party: “F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ícheál MacDonncha”, gender: “Male”, party: “SF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ence Flanagan”, gender: “Male”, party: “RN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aoise Ó Muiri”, gender: “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O'Brien”, gender: “Male”, party: “AAA-PB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anie Regan”, gender: “Female”, party: “FG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mien O'Neill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nna Cooney”, gender: “Female”, party: “GP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Guerin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larke”, gender: “Male”, party: “IND”, status: “excluded”</text:p>
          </table:table-cell>
          <table:table-cell office:value-type="string" calcext:value-type="string">
            <text:p>, con: “Dublin Bay Nor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roinsias Ó Conaráin”, gender: “Male”, party: “IND”, status: “excluded” </text:p>
          </table:table-cell>
          <table:table-cell office:value-type="string" calcext:value-type="string">
            <text:p>, con: “Dublin Bay North” });</text:p>
          </table:table-cell>
        </table:table-row>
      </table:table>
      <table:table table:name="Sheet11" table:style-name="ta1">
        <table:table-column table:style-name="co69" table:default-cell-style-name="Default"/>
        <table:table-column table:style-name="co81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Bay South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4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306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1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970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794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amon Ryan”, gender: “Male”, party: “GP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ghan Murphy”, gender: “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 O'Callaghan”, gender: “Male”, party: “FF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e O'Connell”, gender: “Female”, party: “FG”, status: “elect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vin Humphreys”, gender: “Male”, party: “LAB“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 Andrews”, gender: “Male”, party: “SF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ucinda Creighton”, gender: “Female”, party: “RN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lenna Lynch”, gender: “Female”, party: “S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tte Mooney”, gender: “Female”, party: “AAA-PBP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nnix Flyn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MacStiofain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oin Tierney”, gender: “Male”, party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IND”, status: “excluded”</text:p>
          </table:table-cell>
          <table:table-cell office:value-type="string" calcext:value-type="string">
            <text:p>, con: “Dublin Bay South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Dominic Keigher”, gender: “Male”, party: “IND”, status: “excluded”</text:p>
          </table:table-cell>
          <table:table-cell office:value-type="string" calcext:value-type="string">
            <text:p>, con: “Dublin Bay South” });</text:p>
          </table:table-cell>
        </table:table-row>
      </table:table>
      <table:table table:name="Sheet12" table:style-name="ta1">
        <table:table-column table:style-name="co69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457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236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592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Mary Lou McDonald”, gender: “Female”, party: “SF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schal Donohoe”, gender: “Male”, party: “FG“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ureen O'Sullivan”, gender: “Female”, party: “IND”, status: “elect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ary Gannon”, gender: “Male”, party: “S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y Burke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Fitzpatrick”, gender: “Female”, party: “FF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Costello”, gender: “Male”, party: “LAB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eran Perry”, gender: “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iana O'Dwyer”, gender: “Female”, party: “AAA-PB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Ian Noel Smyth”, gender: “Male”, party: “G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qui Gilbourne”, gender: “Female”, party: “RN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Éilis Ryan”, gender: “Female”, party: “WP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erry Guinan”, gender: “Female”, party: “IND”, status: “excluded”</text:p>
          </table:table-cell>
          <table:table-cell office:value-type="string" calcext:value-type="string">
            <text:p>, con: “Dublin 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William DJ Gorman”, gender: “Male”, party: “IND”, status: “excluded”</text:p>
          </table:table-cell>
          <table:table-cell office:value-type="string" calcext:value-type="string">
            <text:p>, con: “Dublin Central” });</text:p>
          </table:table-cell>
        </table:table-row>
      </table:table>
      <table:table table:name="Sheet13" table:style-name="ta1"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Fing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348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0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06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arragh O'Brien”, gender: “Male”, party: “F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Daly”, gender: “Female”, party: “IND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Farrell”, gender: “Male”, party: “FG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endan Ryan”, gender: “Male”, party: “LAB“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uise O'Reilly”, gender: “Female”, party: “SF”, status: “elect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Reilly”, gender: “Male”, party: “FG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Clifford-Lee”, gender: “Female”, party: “FF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arry Marti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O'Brien”, gender: “Male”, party: “G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ny Murphy”, gender: “Male”, party: “IA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erry Molloy”, gender: “RN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erry Kelleher”, gender: “Male”, party: “AAA-PBP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slyn Fuller”, gender: “Fe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cus De Brun”, gender: “Male”, party: “IND”, status: “excluded”</text:p>
          </table:table-cell>
          <table:table-cell office:value-type="string" calcext:value-type="string">
            <text:p>, con: “Dublin Fing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ergal O'Connell”, gender: “Male”, party: “IND”, status: “excluded”</text:p>
          </table:table-cell>
          <table:table-cell office:value-type="string" calcext:value-type="string">
            <text:p>, con: “Dublin Fingal” });</text:p>
          </table:table-cell>
        </table:table-row>
      </table:table>
      <table:table table:name="Sheet14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Mid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93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4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31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62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Eoin Ó Broin”, gender: “Male”, party: “S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urran”, gender: “Male”, party: “FF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es Fitzgerald”, gender: “Male”, party: “FG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Gino Kenny”, gender: “Male”, party: “AAA-PBP”, status: “elect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McNally”, gender: “Female”, party: “S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Keating”, gender: “Male”, party: “FG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Gogarty”, gender: “Male”, party: “IA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na Tuffy”, gender: “Female”, party: “LAB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Timmons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ennessy”, gender: “Female”, party: “W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Kivlehan”, gender: “Male”, party: “GP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lare Leonard”, gender: “Fe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Akpoveta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aroon Khan”, gender: “Male”, party: “IND”, status: “excluded”</text:p>
          </table:table-cell>
          <table:table-cell office:value-type="string" calcext:value-type="string">
            <text:p>, con: “Dublin Mid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hristopher Healy”, gender: “Male”, party: “DDI”, status: “excluded“</text:p>
          </table:table-cell>
          <table:table-cell office:value-type="string" calcext:value-type="string">
            <text:p>, con: “Dublin Mid-West” });</text:p>
          </table:table-cell>
        </table:table-row>
      </table:table>
      <table:table table:name="Sheet15" table:style-name="ta1">
        <table:table-column table:style-name="co83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Nor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040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6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3700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9253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Dessie Ellis”, gender: “Male”, party: “SF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óisín Shortall”, gender: “Female”, party: “SD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Rock”, gender: “Male”, party: “FG”, status: “elect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McAuliffe”, gender: “Male”, party: “F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yons”, gender: “Male”, party: “LAB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leen Carney-Boud”, gender: “Female”, party: “SF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drew Keegan”, gender: “Male”, party: “AAA-PB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rnie Hughes”, gender: “Male”, party: “IND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ine Conroy”, gender: “Female”, party: “G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immy Dignam”, gender: “Male”, party: “WP”, status: “excluded”</text:p>
          </table:table-cell>
          <table:table-cell office:value-type="string" calcext:value-type="string">
            <text:p>, con: “Dublin Nor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McKay”, gender: “Male”, party: “DDI”, status: “excluded”</text:p>
          </table:table-cell>
          <table:table-cell office:value-type="string" calcext:value-type="string">
            <text:p>, con: “Dublin North-West” });</text:p>
          </table:table-cell>
        </table:table-row>
      </table:table>
      <table:table table:name="Sheet16" table:style-name="ta1">
        <table:table-column table:style-name="co92" table:default-cell-style-name="Default"/>
        <table:table-column table:style-name="co93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Rathdown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7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234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26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09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275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hane Ross”, gender: “Male”, party: “IA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sepha Madigan”, gender: “Female”, party: “FG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Martin”, gender: “Female”, party: “GP”, status: “elect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Shatter”, gender: “Male”, party: “FG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White”, gender: “Female”, party: “F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ex White”, gender: “Male”, party: “LAB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orcha Nic Cormaic”, gender: “Female”, party: “SF”, 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Mathews”, gender: “Male”, party: “IND”,status: “excluded”</text:p>
          </table:table-cell>
          <table:table-cell office:value-type="string" calcext:value-type="string">
            <text:p>, con: “Dublin Rathdown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lan Daveron”, gender: “Male”, party: “RN”, status: “excluded”</text:p>
          </table:table-cell>
          <table:table-cell office:value-type="string" calcext:value-type="string">
            <text:p>, con: “Dublin Rathdown” });</text:p>
          </table:table-cell>
        </table:table-row>
      </table:table>
      <table:table table:name="Sheet17" table:style-name="ta1">
        <table:table-column table:style-name="co64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Central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58.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7494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9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285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57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Catherine Byrne”, gender: “Female”, party: “FG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Ó Snodaigh”, gender: “Male”, party: “SF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Collins”, gender: “Female”, party: “IND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ríd Smith”, gender: “Female”, party: “AAA-PBP”, status: “elect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Ardagh”, gender: “Female”, party: “F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ric Byrne”, gender: “Male”, party: “LAB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e Devine”, gender: “Female”, party: “SF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iam Coyne”, gender: “Male”, party: “S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Hand”, gender: “Male”, party: “IND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isín Ó hAlmhain”, gender: “Male”, party: “GP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Gargan”, gender: “Male”, party: “RN“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eville Bradley”, gender: “Male”, party: “DDI”, status: “excluded”</text:p>
          </table:table-cell>
          <table:table-cell office:value-type="string" calcext:value-type="string">
            <text:p>, con: “Dublin South-Central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ichard Murray”, gender: “Male”, party: “IND”, status: “excluded” </text:p>
          </table:table-cell>
          <table:table-cell office:value-type="string" calcext:value-type="string">
            <text:p>, con: “Dublin South-Central” });</text:p>
          </table:table-cell>
        </table:table-row>
      </table:table>
      <table:table table:name="Sheet18" table:style-name="ta1"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South-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54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64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7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2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Paul Murphy”, gender: “Male”, party: “AAA-PBP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Lahart”, gender: “Male”, party: “F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Crowe”, gender: “Male”, party: “SF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Brophy”, gender: “Male”, party: “FG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therine Zappone”, gender: “Female”, party: “IND”, status: “elect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-Marie Dermody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eter Fitzpatrick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mela Kearns”, gender: “Fe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ndra Fay”, gender: “Female”, party: “AAA-PB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nan McMahon”, gender: “Male”, party: “RN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Holland”, gender: “Female”, party: “SF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irdre O'Donovan”, gender: “Female”, party: “IA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k Duff”, gender: “Male”, party: “LAB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Eamonn Malon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cis Duffy”, gender: “Male”, party: “GP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aren Warren”, gender: “Female”, party: “FG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clan Burke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tephen Sinclair”, gender: “Male”, party: “DDI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Kieran Adam Quigley”, gender: “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Summerville Molloy”, gender: “Female”, party: “IND”, status: “excluded”</text:p>
          </table:table-cell>
          <table:table-cell office:value-type="string" calcext:value-type="string">
            <text:p>, con: “Dublin South-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O'Gorman”, gender: “Male”, party: “IND”, status: “excluded”</text:p>
          </table:table-cell>
          <table:table-cell office:value-type="string" calcext:value-type="string">
            <text:p>, con: “Dublin South-West” });</text:p>
          </table:table-cell>
        </table:table-row>
      </table:table>
      <table:table table:name="Sheet19" table:style-name="ta1">
        <table:table-column table:style-name="co99" table:default-cell-style-name="Default"/>
        <table:table-column table:style-name="co43" table:default-cell-style-name="Default"/>
        <table:table-column table:style-name="co100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ublin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5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463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20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95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8391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Leo Varadkar”, gender: “Male”, party: “FG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th Coppinger”, gender: “Female”, party: “AAA-PBP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ck Chambers”, gender: “Male”, party: “FF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an Burton”, gender: “Female”, party: “LAB”, status: “elect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Donnelly”, gender: “Male”, party: “SF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vid McGuinness”, gender: “Male”, party: “IA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oderic O'Gorman”, gender: “Male”, party: “GP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J Clare”, gender: “Male”, party: “IND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Noone”, gender: “Female”, party: “FG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 O'Brien”, gender: “Male”, party: “RN”, status: “excluded”</text:p>
          </table:table-cell>
          <table:table-cell office:value-type="string" calcext:value-type="string">
            <text:p>, con: “Dublin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mot Casey”, gender: “Male”, party: “IND”, status: “excluded”</text:p>
          </table:table-cell>
          <table:table-cell office:value-type="string" calcext:value-type="string">
            <text:p>, con: “Dublin West” });</text:p>
          </table:table-cell>
        </table:table-row>
      </table:table>
      <table:table table:name="Sheet20" table:style-name="ta1"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Dún Laoghaire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6" office:value-type="string" calcext:value-type="string">
            <text:p>“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4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9224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0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59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48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Richard Boyd-Barrett”, gender: “Male”, party: “AAA-PBP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n Barrett”, gender: “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ia Bailey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Mitchell O'Connor”, gender: “Female”, party: “FG”, status: “elect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anafin”, gender: “Fe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rie Smyth”, gender: “Female”, party: “LAB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rmac Devlin”, gender: “Male”, party: “F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Ossian Smyth”, gender: “Male”, party: “GP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rol Hunt”, gender: “Female”, party: “IA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ne O'Brien”, gender: ”Male”, party: “SF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rank Cronin”, gender: “Male”, party: “RN”, status: “excluded”</text:p>
          </table:table-cell>
          <table:table-cell office:value-type="string" calcext:value-type="string">
            <text:p>, con: “Dún Laoghaire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aymond Whitehead”, gender: “Male”, party: “DDI”, status: “excluded”</text:p>
          </table:table-cell>
          <table:table-cell office:value-type="string" calcext:value-type="string">
            <text:p>, con: “Dún Laoghaire” });</text:p>
          </table:table-cell>
        </table:table-row>
      </table:table>
      <table:table table:name="Sheet21" table:style-name="ta1"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Ea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3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6.7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8432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379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523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1310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Seán Canney”, gender: “Male”, party: “IA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 Rabbitte”, gender: “Female”, party: “FF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iaran Cannon”, gender: “Male”, party: “FG”, status: “elect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ul Connaughton”, gender: “Male”, party: “FG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olm Keaveney”, gender: “Male”, party: “F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Lorraine Higgins”, gender: “Female”, party: “LAB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nnemarie Roche”, gender: “Female”, party: “SF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chael 'Stroke' Fahy”, gender: “Male”, party: “IND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áiréad Ní Chróinín”, gender: “Female”, party: “GP”, status: “excluded”</text:p>
          </table:table-cell>
          <table:table-cell office:value-type="string" calcext:value-type="string">
            <text:p>, con: “Galway Ea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engus Melia”, gender: “Male”, party: “DDI”, status: “excluded” </text:p>
          </table:table-cell>
          <table:table-cell office:value-type="string" calcext:value-type="string">
            <text:p>, con: “Galway East” })</text:p>
          </table:table-cell>
        </table:table-row>
      </table:table>
      <table:table table:name="Sheet22" table:style-name="ta1"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row table:style-name="ro1">
          <table:table-cell office:value-type="string" calcext:value-type="string">
            <text:p>MATCH(</text:p>
          </table:table-cell>
          <table:table-cell office:value-type="string" calcext:value-type="string">
            <text:p>c:Constituency</text:p>
          </table:table-cell>
          <table:table-cell office:value-type="string" calcext:value-type="string">
            <text:p><text:s/>{ name: “Galway West” }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.seatsFilled = </text:p>
          </table:table-cell>
          <table:table-cell table:style-name="ce10" office:value-type="string" calcext:value-type="string">
            <text:p>“5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2.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103704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488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64271”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712”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Éamon Ó Cuív”, gender: “Male”, party: “FF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oel Grealish”, gender: “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Kyne”, gender: “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Catherine Connolly”, gender: “Female”, party: “IND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ildegarde Naughton”, gender: “Female”, party: “FG”, status: “elect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revor Ó Clochartaigh”, gender: “Male”, party: “S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O'Mahony”, gender: “Male”, party: “FG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hn Connolly”, gender: “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all Ó Tuathail”, gender: “Male”, party: “S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erek Nolan”, gender: “Male”, party: “LAB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ary Hoade”, gender: “Female”, party: “FF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Mike Cubbard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amus Sheridan”, gender: “Male”, party: “GP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Fidelma Healy-Eames”, gender: “Fe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ames Charit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 Holohan”, gender: “Male”, party: “AAA-PBP“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Nicola Daveron”, gender: “Female”, party: “RN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Tommy Roddy”, gender: “Male”, party: “IND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uairí O'Neill”, gender: “Male”, party: “DDI”, status: “excluded”</text:p>
          </table:table-cell>
          <table:table-cell office:value-type="string" calcext:value-type="string">
            <text:p>, con: “Galway West” }),</text:p>
          </table:table-cell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Patrick Feeney”, gender: “Male”, party: “IND”, status: “excluded”</text:p>
          </table:table-cell>
          <table:table-cell office:value-type="string" calcext:value-type="string">
            <text:p>, con: “Galway West” })</text:p>
          </table:table-cell>
        </table:table-row>
      </table:table>
      <table:table table:name="Sheet23" table:style-name="ta1"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row table:style-name="ro1">
          <table:table-cell/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/>
          <table:table-cell table:style-name="ce10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/>
          <table:table-cell table:style-name="ce1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/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/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/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/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/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3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3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3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3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1" table:style-name="ta1">
        <table:table-column table:style-name="co4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4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MATCH(c: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{name: “</text:p>
          </table:table-cell>
          <table:table-cell office:value-type="string" calcext:value-type="string">
            <text:p>Meath East”}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T c.seatsFilled = </text:p>
          </table:table-cell>
          <table:table-cell table:style-name="ce3" office:value-type="string" calcext:value-type="string">
            <text:p>“3”</text:p>
          </table:table-cell>
          <table:table-cell table:style-name="ce1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turnoutPercent = </text:p>
          </table:table-cell>
          <table:table-cell office:value-type="string" calcext:value-type="string">
            <text:p>“63.5”</text:p>
          </table:table-cell>
          <table:table-cell table:style-name="ce2"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electorate = </text:p>
          </table:table-cell>
          <table:table-cell office:value-type="string" calcext:value-type="string">
            <text:p>“655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spoiledVotes = </text:p>
          </table:table-cell>
          <table:table-cell office:value-type="string" calcext:value-type="string">
            <text:p>“240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validVotes = </text:p>
          </table:table-cell>
          <table:table-cell office:value-type="string" calcext:value-type="string">
            <text:p>“41388”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c.quota = </text:p>
          </table:table-cell>
          <table:table-cell office:value-type="string" calcext:value-type="string">
            <text:p>“10348”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REATE(:Candidate { name: “</text:p>
          </table:table-cell>
          <table:table-cell office:value-type="string" calcext:value-type="string">
            <text:p>Thomas Byrne” , gender: “Male”, party: “FF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Helen McEntee”, gender: “Female”, party: ”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Regina Doherty”, gender: “Female”, party: “FG”, status: “elect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arren O'Rourke”, gender: “Male”, party: “SF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Joe Bonner”, gender: “Male”, party: “IA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Dominic Hannigan”, gender: “Male”, party: “LAB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Aisling O'Neill”, gender: “Female”, party: “S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haron Keogan” , gender: “Female”, party: “IND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Ben Gilroy”, gender: “Male”, party: “DDI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eán Ó Buachalla”, gender: “Male”, party: “GP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arah Tyrrell” , gender: “Female”, party: “RN”, status: “excluded”, con: “Meath East”</text:p>
          </table:table-cell>
          <table:table-cell office:value-type="string" calcext:value-type="string">
            <text:p>}),</text:p>
          </table:table-cell>
          <table:table-cell/>
        </table:table-row>
        <table:table-row table:style-name="ro1">
          <table:table-cell office:value-type="string" calcext:value-type="string">
            <text:p>(:Candidate { name: “</text:p>
          </table:table-cell>
          <table:table-cell office:value-type="string" calcext:value-type="string">
            <text:p>Séamus McDonagh”, gender: “Male”, party: “WP”, status: “excluded” , con: “Meath East”</text:p>
          </table:table-cell>
          <table:table-cell office:value-type="string" calcext:value-type="string">
            <text:p>});</text:p>
          </table:table-cell>
          <table:table-cell/>
        </table:table-row>
      </table:table>
      <table:table table:name="Sheet34" table:style-name="ta1">
        <table:table-column table:style-name="co4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3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4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2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4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5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4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0:46:22.1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4-08T11:14:21.038000000</dc:date>
    <meta:editing-duration>PT7H18M10S</meta:editing-duration>
    <meta:editing-cycles>241</meta:editing-cycles>
    <meta:generator>LibreOffice/5.1.0.3$Windows_x86 LibreOffice_project/5e3e00a007d9b3b6efb6797a8b8e57b51ab1f737</meta:generator>
    <meta:document-statistic meta:table-count="40" meta:cell-count="2129" meta:object-count="0"/>
  </office:meta>
</office:document-meta>
</file>